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7B59"/>
    </style:style>
    <style:style style:name="ce4" style:family="table-cell" style:parent-style-name="Default" style:data-style-name="N0">
      <style:table-cell-properties style:vertical-align="middle" fo:background-color="#FFDBB6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#77BC65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#FF5429" style:repeat-content="false"/>
      <style:paragraph-properties fo:text-align="center"/>
    </style:style>
    <style:style style:name="co1" style:family="table-column">
      <style:table-column-properties fo:break-before="auto" style:column-width="23.627291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6380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3" table:number-rows-spanned="1" table:style-name="ce4">
            <text:p>Timelister alpha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Ola W.P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Ola 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tvikling av API-wrapper (11.sep – 14.sep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marbeid planlegging, sette opp git repo, arb.fordeling osv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skusjon/samarbeid/etc (gruppemøter)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psett av recyclerview og adapter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avbar design/funksjonalitet m/fragments+toolbar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loating action button meny</text:p>
          </table:table-cell>
          <table:table-cell table:style-name="ce1"/>
          <table:table-cell office:value-type="float" office:value="2.5" table:style-name="ce1">
            <text:p>2.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amarbeid for å få recyclerviewadapter og fragments inn I navbar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tvikling av AddActivity – integrering av API-wrapper (hente ut info)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å AddActivity til å snakke med recyclerview o.l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lish av recyclerview (riktig implementasjon) mtp AddActivity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Sammenlagt timeantall per pers.</text:p>
          </table:table-cell>
          <table:table-cell office:value-type="float" office:value="17.5" table:formula="of:=SUM([.B6:.B19])" table:style-name="ce1">
            <text:p>17.5</text:p>
          </table:table-cell>
          <table:table-cell office:value-type="float" office:value="15.5" table:formula="of:=SUM([.C6:.C12])" table:style-name="ce1">
            <text:p>15.5</text:p>
          </table:table-cell>
          <table:table-cell office:value-type="float" office:value="21" table:formula="of:=SUM([.D6:.D19])" table:style-name="ce1">
            <text:p>21</text:p>
          </table:table-cell>
          <table:table-cell table:number-columns-repeated="16380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3" table:number-rows-spanned="1" table:style-name="ce5">
            <text:p>Timelister beta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Ola W.P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Ola 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ytte ut lister med én uniform liste m.m (se git commits)</text:p>
          </table:table-cell>
          <table:table-cell table:number-columns-repeated="2" table:style-name="ce1"/>
          <table:table-cell office:value-type="float" office:value="1.5" table:style-name="ce1">
            <text:p>1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gge til funksjonalitet som laster inn info fra lister I AddActivity (m.m)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apter, fragment og layout som gjør det mulig å velge item etter søk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dringer I AddActivity og NG-api for å implementere søkefunskjon</text:p>
          </table:table-cell>
          <table:table-cell table:number-columns-repeated="2" table:style-name="ce1"/>
          <table:table-cell office:value-type="float" office:value="2.5" table:style-name="ce1">
            <text:p>2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psett og testing av Firebase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mplementering av FirebaseAuth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I, farge og annet diverse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plementering av barcodescanner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å barcode til å fungere med AddActivity m.m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kse sorteringsfunksjo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sting av firebase real time database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hoppinglist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mmenlagt timeantall per pers.</text:p>
          </table:table-cell>
          <table:table-cell office:value-type="float" office:value="13" table:formula="of:=SUM([.B31:.B43])" table:style-name="ce1">
            <text:p>13</text:p>
          </table:table-cell>
          <table:table-cell office:value-type="float" office:value="10" table:formula="of:=SUM([.C31:.C43])" table:style-name="ce1">
            <text:p>10</text:p>
          </table:table-cell>
          <table:table-cell office:value-type="float" office:value="11" table:formula="of:=SUM([.D31:.D43])" table:style-name="ce1">
            <text:p>11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"/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3" table:number-rows-spanned="1" table:style-name="ce6">
            <text:p>Timelister final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Ola W.P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Ola 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dringer for å bruke samme fragment for både shoppinglist og kjøleskap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dringer til tema (styles, strings, osv) og sortering begge veier for liste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ks for å få fungerende scanner på API 21</text:p>
          </table:table-cell>
          <table:table-cell table:number-columns-repeated="2" table:style-name="ce1"/>
          <table:table-cell office:value-type="string" table:style-name="ce1">
            <text:p>40 mi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kset bug som resulterte i at endringer til item uten å bruke search ikke ble lagret.</text:p>
          </table:table-cell>
          <table:table-cell table:number-columns-repeated="2" table:style-name="ce1"/>
          <table:table-cell office:value-type="string" table:style-name="ce1">
            <text:p>30 mi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dringer for å få forskjellig layout på fridge og shoppinglis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bugging og bugfix relatert til rotering og back button i AddActivity</text:p>
          </table:table-cell>
          <table:table-cell table:number-columns-repeated="2" table:style-name="ce1"/>
          <table:table-cell office:value-type="string" table:style-name="ce1">
            <text:p>30 mi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ranglete redesign av AddActivity og onLongClickListeners m.m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kset funksjonalitet for å legge til lokale items uten å bruke søk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rebase realtime database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må endringer på FirebaseAuth og implementering av signout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lytte håndering av nye items til firebase fra AddActivity til MainActivity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kse så endring og sletting reflekterer forrige endring, fjerning av dupes og håndering av forskjellige listenr m.m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ris, putt inn timene du brukte på å fikse checkbox her</text:p>
          </table:table-cell>
          <table:table-cell table:style-name="ce1"/>
          <table:table-cell office:value-type="string" table:style-name="ce1">
            <text:p>??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kset så items blir pusha fra shoppinglist til fridgelist, og slettet etterpå. + små bugs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 etter metoder for å hente ut dato som Date. Prøvde Calendar o.l, endte opp med SimpleDateFormat + sortering m.m</text:p>
          </table:table-cell>
          <table:table-cell table:number-columns-repeated="2" table:style-name="ce1"/>
          <table:table-cell office:value-type="float" office:value="2.5" table:style-name="ce1">
            <text:p>2.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inne bug som gjorde at items ble dupet når man gikk frem og tilbake flere ganger mellom fragments</text:p>
          </table:table-cell>
          <table:table-cell table:number-columns-repeated="2" table:style-name="ce3"/>
          <table:table-cell office:value-type="float" office:value="8" table:style-name="ce3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tte tok utrolig lang tid å finne ut av fordi feilen lå et sted som det ikke var logisk å lete etter med det første. Innså ikke at det gjaldt generelt overalt</text:p>
          </table:table-cell>
          <table:table-cell table:number-columns-repeated="3" table:style-name="ce3"/>
          <table:table-cell table:number-columns-repeated="16380"/>
        </table:table-row>
        <table:table-row table:style-name="ro1">
          <table:table-cell office:value-type="string" table:style-name="ce1">
            <text:p>Funksjonalitet for å sjekke etter dato før items blir sendt til fridge</text:p>
          </table:table-cell>
          <table:table-cell table:style-name="ce1"/>
          <table:table-cell office:value-type="string" table:style-name="ce1">
            <text:p>??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gge til små UI funksjonaliteter (progressbar, items uten dato osv.)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ugfix med firebase etter login (Lastet ikke før aktiviteten ble refreshet)</text:p>
          </table:table-cell>
          <table:table-cell office:value-type="string" table:style-name="ce1">
            <text:p>??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faktorering av kode og implementasjon av infoknapp (Var ikke I demonstrasjon)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te sammen logo (aner ikke om dette skal med, helt okei om det ikke telles) (var ikke I demo)</text:p>
          </table:table-cell>
          <table:table-cell table:number-columns-repeated="2" table:style-name="ce1"/>
          <table:table-cell office:value-type="float" office:value="1.5" table:style-name="ce1">
            <text:p>1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wipe to delete og debugging for hvorfor søk ikke fungerer på api &lt; 27 (funka fint før)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bugging og mulig bugfix for sletting av items etter sorterin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bing med notification (Ikke implementert)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ikset kræsj I AddAcitivity når man roterer telefonen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ndre småbugs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ndring opp oppdatering av layou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number-rows-repeated="104849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Ola</dc:creator>
    <meta:creation-date>2018-10-19T15:59:58Z</meta:creation-date>
    <dc:date>2018-11-24T19:54:35Z</dc:date>
    <meta:editing-cycles>23</meta:editing-cycles>
    <meta:editing-duration>PT10639S</meta:editing-duration>
  </office:meta>
</office:document-meta>
</file>